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8.256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style:font-name="Consolas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4cm" fo:margin-bottom="0cm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justify"/>
    </style:style>
    <style:style style:name="P7" style:family="paragraph">
      <style:paragraph-properties fo:margin-top="0.4cm" fo:margin-bottom="0cm" fo:text-align="justify"/>
    </style:style>
    <style:style style:name="T1" style:family="text">
      <style:text-properties style:font-name="Consolas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oward adaptation</text:p>
            <text:p>Work in Progres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draw:style-name="gr2" draw:text-style-name="P2" draw:layer="layout" svg:width="19.5cm" svg:height="8.506cm" svg:x="8cm" svg:y="4.998cm">
          <draw:text-box>
            <text:p><text:span text:style-name="T1"># <text:s text:c="7"/>_ _ <text:s text:c="2"/>_ _ _ <text:s text:c="5"/>_</text:span></text:p>
            <text:p><text:span text:style-name="T1"># <text:s text:c="6"/>/ <text:s text:c="2"/>) / _ _ ) <text:s/>_ \ )</text:span></text:p>
            <text:p><text:span text:style-name="T1"># <text:s text:c="5"/>/ (| |/ / <text:s/>_ _ \ ) \ \</text:span></text:p>
            <text:p><text:span text:style-name="T1"># <text:s text:c="4"/>/ <text:s/>_ <text:s text:c="3"/>( <text:s/>(_ <text:s/>) \ \ \ \</text:span></text:p>
            <text:p><text:span text:style-name="T1"># <text:s text:c="3"/>/ / <text:s/>| |\ \ _ ) <text:s/>\_) \_) \</text:span></text:p>
            <text:p><text:span text:style-name="T1"># <text:s text:c="2"/>(_/ <text:s text:c="2"/>|_| \ _ _ /\ _ _ _ _ )</text:span></text:p>
            <text:p><text:span text:style-name="T1"># <text:s text:c="2"/>Anthropogenic Global Warming</text:span></text:p>
            <text:p><text:span text:style-name="T1"># --------------------------------</text:span></text:p>
            <text:p><text:span text:style-name="T1"/></text:p>
            <text:p><text:span text:style-name="T1">include &lt;agw.h&gt;</text:span></text:p>
            <text:p><text:span text:style-name="T2">from agw import eea, mph, </text:span><text:span text:style-name="T1">eco, clm, gwm, pbs, ...</text:span></text:p>
            <text:p><text:span text:style-name="T1">import org.agw.*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rationa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pability gap fix</text:p>
              </text:list-item>
              <text:list-item>
                <text:p>Maturity uplift</text:p>
              </text:list-item>
              <text:list-item>
                <text:p>Solutions hub</text:p>
                <text:list>
                  <text:list-item>
                    <text:p>Open Source</text:p>
                  </text:list-item>
                  <text:list-item>
                    <text:p>Creative Commons</text:p>
                  </text:list-item>
                </text:list>
              </text:list-item>
              <text:list-item>
                <text:p>Emergency manag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GW – par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vents → Practitioners → Decision Makers → Response</text:p>
              </text:list-item>
              <text:list-item>
                <text:p>Weather Stations → Time Series Data → Climate Models → Information Packs</text:p>
              </text:list-item>
              <text:list-item>
                <text:p><text:span text:style-name="T3">Sensors → Data Loggers → </text:span>Storage → Server Clust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approac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</text:p>
                <text:list>
                  <text:list-item>
                    <text:p>WMO, WHO, WFP, HCR, WWF, …</text:p>
                  </text:list-item>
                  <text:list-item>
                    <text:p>Country or jurisdiction specific counterparts, UK, EU, IN, JP, KR, AU, NZ, <text:s/>as many nations as possible …</text:p>
                    <text:list>
                      <text:list-item>
                        <text:p>UK Met office, UK Hadley centre, UK Dept. Overseas Development, UK Dept. Education, ...</text:p>
                      </text:list-item>
                    </text:list>
                  </text:list-item>
                </text:list>
              </text:list-item>
              <text:list-item>
                <text:p>Middle out</text:p>
                <text:list>
                  <text:list-item>
                    <text:p text:style-name="P4"><text:span text:style-name="T4">Global tertiary education, UCL, Imperial, Reading, … from </text:span>as many nations as possible</text:p>
                  </text:list-item>
                  <text:list-item>
                    <text:p>Third sector, Médecins Sans Frontières, Red Cross Red Crescent, ...</text:p>
                  </text:list-item>
                </text:list>
              </text:list-item>
              <text:list-item>
                <text:p>Bottom up</text:p>
                <text:list>
                  <text:list-item>
                    <text:p>Secondary eduction projects</text:p>
                  </text:list-item>
                  <text:list-item>
                    <text:p>Global maker communit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concer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nging all the stakeholders together</text:p>
                <text:list>
                  <text:list-item>
                    <text:p>To build software and systems solutions</text:p>
                  </text:list-item>
                </text:list>
              </text:list-item>
              <text:list-item>
                <text:p>Climate change/global warming</text:p>
                <text:list>
                  <text:list-item>
                    <text:p>Mitigation, adaptation, </text:p>
                  </text:list-item>
                </text:list>
              </text:list-item>
              <text:list-item>
                <text:p>Time series data tsd, nwp modelling</text:p>
              </text:list-item>
              <text:list-item>
                <text:p>Infrastructure, platform, applic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kehold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5">Global community</text:p>
                <text:list>
                  <text:list-item>
                    <text:p>Grantham, Potsdam, Climate Central, …</text:p>
                  </text:list-item>
                  <text:list-item>
                    <text:p>Copernicus, AU BOM, UK Met Office, …</text:p>
                  </text:list-item>
                  <text:list-item>
                    <text:p>Scientific research, tertiary education</text:p>
                  </text:list-item>
                  <text:list-item>
                    <text:p>Citizen science, global makers, </text:p>
                  </text:list-item>
                  <text:list-item>
                    <text:p>Global South &amp; Global North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yste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arth system of systems ESS, </text:p>
                <text:list>
                  <text:list-item>
                    <text:p>Systems science, natural systems, anthropogenic systems </text:p>
                  </text:list-item>
                </text:list>
              </text:list-item>
              <text:list-item>
                <text:p>AGW software and systems </text:p>
                <text:list>
                  <text:list-item>
                    <text:p>ESS digital twins</text:p>
                  </text:list-item>
                  <text:list-item>
                    <text:p>Data, Modelling, Response, Attribution, ...</text:p>
                  </text:list-item>
                  <text:list-item>
                    <text:p>Interfaces with other capa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gramm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tonomous Meteorological Network \amn</text:p>
                <text:list>
                  <text:list-item>
                    <text:p>Weather stations, time series data acquisition</text:p>
                  </text:list-item>
                </text:list>
              </text:list-item>
              <text:list-item>
                <text:p>Climate Model</text:p>
                <text:list>
                  <text:list-item>
                    <text:p>Numerical Prediction Models </text:p>
                  </text:list-item>
                  <text:list-item>
                    <text:p><text:span text:style-name="T4">Climate, weather, extreme event attribution, global &amp; public health, epidemiology</text:span>, <text:s/>...</text:p>
                  </text:list-item>
                </text:list>
              </text:list-item>
              <text:list-item>
                <text:p text:style-name="P6">Joined up</text:p>
                <text:list>
                  <text:list-item>
                    <text:p text:style-name="P7"><text:span text:style-name="T4">Cross domain discipline and practitioner</text:span> </text:p>
                  </text:list-item>
                </text:list>
              </text:list-item>
              <text:list-item>
                <text:p text:style-name="P6">Hardware systems and software solutions</text:p>
                <text:list>
                  <text:list-item>
                    <text:p text:style-name="P6">Low cost commodity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GW – technology stac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spberry Pi, other low cost similar options</text:p>
                <text:list>
                  <text:list-item>
                    <text:p>Single board computer, microcontroller</text:p>
                  </text:list-item>
                </text:list>
              </text:list-item>
              <text:list-item>
                <text:p>Peripherals, sensors, …</text:p>
                <text:list>
                  <text:list-item>
                    <text:p>PCB COTS, PCB RYO, <text:s/></text:p>
                  </text:list-item>
                </text:list>
              </text:list-item>
              <text:list-item>
                <text:p>Ubuntu</text:p>
                <text:list>
                  <text:list-item>
                    <text:p>Clusters, Servers, Embedded, ...</text:p>
                  </text:list-item>
                </text:list>
              </text:list-item>
              <text:list-item>
                <text:p>Linux Foundation</text:p>
              </text:list-item>
              <text:list-item>
                <text:p>Apache Foundation</text:p>
              </text:list-item>
              <text:list-item>
                <text:p>Others tb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en.wikipedia.org/wiki/Perfect_is_the_enemy_of_good</text:p>
              </text:list-item>
              <text:list-item>
                <text:p>https://hbr.org/tip/2020/02/dont-let-perfect-be-the-enemy-of-goo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8T19:20:12.656000000</meta:creation-date>
    <dc:date>2025-05-20T23:34:32.903000000</dc:date>
    <meta:editing-duration>PT2H4M57S</meta:editing-duration>
    <meta:editing-cycles>29</meta:editing-cycles>
    <meta:generator>LibreOffice/24.2.5.2$Windows_X86_64 LibreOffice_project/bffef4ea93e59bebbeaf7f431bb02b1a39ee8a59</meta:generator>
    <meta:document-statistic meta:object-count="65"/>
  </office:meta>
</office:document-meta>
</file>